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8.588cm" fo:margin-left="-0.889cm" table:align="left" fo:background-color="transparent">
        <style:background-image/>
      </style:table-properties>
    </style:style>
    <style:style style:name="Tableau1.A" style:family="table-column">
      <style:table-column-properties style:column-width="8.588cm"/>
    </style:style>
    <style:style style:name="Tableau1.A1" style:family="table-cell">
      <style:table-cell-properties fo:padding="0.049cm" fo:border="0.8pt solid #000000" style:writing-mode="page"/>
    </style:style>
    <style:style style:name="Tableau1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4" style:family="table">
      <style:table-properties style:width="7.699cm" table:align="left" fo:background-color="transparent">
        <style:background-image/>
      </style:table-properties>
    </style:style>
    <style:style style:name="Tableau4.A" style:family="table-column">
      <style:table-column-properties style:column-width="7.699cm"/>
    </style:style>
    <style:style style:name="Tableau4.A1" style:family="table-cell">
      <style:table-cell-properties fo:padding="0.049cm" fo:border="0.8pt solid #000000" style:writing-mode="page"/>
    </style:style>
    <style:style style:name="Tableau4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3" style:family="table">
      <style:table-properties style:width="7.699cm" table:align="left" fo:background-color="transparent">
        <style:background-image/>
      </style:table-properties>
    </style:style>
    <style:style style:name="Tableau3.A" style:family="table-column">
      <style:table-column-properties style:column-width="7.699cm"/>
    </style:style>
    <style:style style:name="Tableau3.A1" style:family="table-cell">
      <style:table-cell-properties fo:padding="0.049cm" fo:border="0.8pt solid #000000" style:writing-mode="page"/>
    </style:style>
    <style:style style:name="Tableau3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2" style:family="table">
      <style:table-properties style:width="8.7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8.705cm"/>
    </style:style>
    <style:style style:name="Tableau2.A1" style:family="table-cell">
      <style:table-cell-properties fo:padding="0.049cm" fo:border="0.8pt solid #000000" style:writing-mode="page"/>
    </style:style>
    <style:style style:name="Tableau2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5" style:family="table">
      <style:table-properties style:width="12.912cm" fo:margin-left="0cm" table:align="left"/>
    </style:style>
    <style:style style:name="Tableau5.A" style:family="table-column">
      <style:table-column-properties style:column-width="12.91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85cm" table:align="margins"/>
    </style:style>
    <style:style style:name="Tableau6.A" style:family="table-column">
      <style:table-column-properties style:column-width="12.85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85cm" table:align="margins"/>
    </style:style>
    <style:style style:name="Tableau7.A" style:family="table-column">
      <style:table-column-properties style:column-width="12.85cm" style:rel-column-width="65535*"/>
    </style:style>
    <style:style style:name="Tableau7.A1" style:family="table-cell">
      <style:table-cell-properties style:writing-mode="page"/>
    </style:style>
    <style:style style:name="P1" style:family="paragraph" style:parent-style-name="Standard">
      <style:text-properties officeooo:paragraph-rsid="00183e78"/>
    </style:style>
    <style:style style:name="P2" style:family="paragraph" style:parent-style-name="Standard">
      <style:text-properties officeooo:paragraph-rsid="00192d31"/>
    </style:style>
    <style:style style:name="P3" style:family="paragraph" style:parent-style-name="Table_20_Contents">
      <style:paragraph-properties fo:text-align="center" style:justify-single-word="false"/>
      <style:text-properties officeooo:rsid="00179cf6" officeooo:paragraph-rsid="00179cf6"/>
    </style:style>
    <style:style style:name="P4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5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6" style:family="paragraph" style:parent-style-name="Table_20_Contents">
      <style:paragraph-properties fo:text-align="start" style:justify-single-word="false"/>
      <style:text-properties officeooo:rsid="00179cf6" officeooo:paragraph-rsid="00192d31"/>
    </style:style>
    <style:style style:name="P7" style:family="paragraph" style:parent-style-name="Table_20_Contents">
      <style:paragraph-properties fo:text-align="start" style:justify-single-word="false"/>
      <style:text-properties officeooo:paragraph-rsid="00183e78"/>
    </style:style>
    <style:style style:name="P8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9" style:family="paragraph" style:parent-style-name="Table_20_Contents">
      <style:paragraph-properties fo:text-align="start" style:justify-single-word="false"/>
      <style:text-properties officeooo:rsid="00183e78" officeooo:paragraph-rsid="00183e78"/>
    </style:style>
    <style:style style:name="P10" style:family="paragraph" style:parent-style-name="Table_20_Contents">
      <style:paragraph-properties fo:text-align="center" style:justify-single-word="false"/>
      <style:text-properties officeooo:rsid="00192d31" officeooo:paragraph-rsid="00192d31"/>
    </style:style>
    <style:style style:name="P11" style:family="paragraph" style:parent-style-name="Table_20_Contents">
      <style:paragraph-properties fo:text-align="start" style:justify-single-word="false"/>
      <style:text-properties officeooo:rsid="00192d31" officeooo:paragraph-rsid="00183e78"/>
    </style:style>
    <style:style style:name="P12" style:family="paragraph" style:parent-style-name="Standard">
      <style:text-properties officeooo:paragraph-rsid="00183e78"/>
    </style:style>
    <style:style style:name="P13" style:family="paragraph" style:parent-style-name="Standard">
      <style:text-properties officeooo:paragraph-rsid="00192d31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officeooo:paragraph-rsid="00183e78"/>
    </style:style>
    <style:style style:name="P16" style:family="paragraph" style:parent-style-name="Standard">
      <style:paragraph-properties fo:break-before="page"/>
      <style:text-properties officeooo:paragraph-rsid="00192d31"/>
    </style:style>
    <style:style style:name="P17" style:family="paragraph" style:parent-style-name="Table_20_Contents">
      <style:paragraph-properties fo:text-align="start" style:justify-single-word="false"/>
      <style:text-properties officeooo:rsid="0019ecf6" officeooo:paragraph-rsid="0019ecf6"/>
    </style:style>
    <style:style style:name="P18" style:family="paragraph" style:parent-style-name="Table_20_Contents">
      <style:paragraph-properties fo:text-align="start" style:justify-single-word="false"/>
      <style:text-properties officeooo:paragraph-rsid="0019ecf6"/>
    </style:style>
    <style:style style:name="P19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a61f1" officeooo:paragraph-rsid="001a61f1"/>
    </style:style>
    <style:style style:name="P22" style:family="paragraph" style:parent-style-name="Table_20_Contents">
      <style:paragraph-properties fo:text-align="center" style:justify-single-word="false"/>
      <style:text-properties officeooo:rsid="001bbcc0" officeooo:paragraph-rsid="001bbcc0"/>
    </style:style>
    <style:style style:name="P23" style:family="paragraph" style:parent-style-name="Table_20_Contents">
      <style:paragraph-properties fo:text-align="start" style:justify-single-word="false"/>
      <style:text-properties officeooo:rsid="001bbcc0" officeooo:paragraph-rsid="001bbcc0"/>
    </style:style>
    <style:style style:name="P24" style:family="paragraph" style:parent-style-name="Table_20_Contents">
      <style:text-properties officeooo:rsid="001bbcc0" officeooo:paragraph-rsid="001bbcc0"/>
    </style:style>
    <style:style style:name="P25" style:family="paragraph" style:parent-style-name="Table_20_Contents">
      <style:text-properties officeooo:rsid="001bca23" officeooo:paragraph-rsid="001bca23"/>
    </style:style>
    <style:style style:name="T1" style:family="text">
      <style:text-properties officeooo:rsid="00179cf6"/>
    </style:style>
    <style:style style:name="T2" style:family="text">
      <style:text-properties officeooo:rsid="00183e78"/>
    </style:style>
    <style:style style:name="T3" style:family="text">
      <style:text-properties officeooo:rsid="00192d31"/>
    </style:style>
    <style:style style:name="T4" style:family="text">
      <style:text-properties officeooo:rsid="00199faf"/>
    </style:style>
    <style:style style:name="T5" style:family="text">
      <style:text-properties officeooo:rsid="0019ecf6"/>
    </style:style>
    <style:style style:name="T6" style:family="text">
      <style:text-properties officeooo:rsid="001a61f1"/>
    </style:style>
    <style:style style:name="T7" style:family="text">
      <style:text-properties officeooo:rsid="001bbc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Utilisateur</text:p>
          </table:table-cell>
        </table:table-row>
        <table:table-row>
          <table:table-cell table:style-name="Tableau1.A2" office:value-type="string">
            <text:p text:style-name="P4">String : login, mdp ;</text:p>
          </table:table-cell>
        </table:table-row>
        <table:table-row table:style-name="Tableau1.3">
          <table:table-cell table:style-name="Tableau1.A3" office:value-type="string">
            <text:p text:style-name="P4">Void changerLogin(String : nouveauLogin){</text:p>
            <text:p text:style-name="P4"><text:s text:c="8"/><text:span text:style-name="T2">login</text:span>=nouveauLogin ;</text:p>
            <text:p text:style-name="P4">}</text:p>
            <text:p text:style-name="P4"/>
            <text:p text:style-name="P4"><text:span text:style-name="T3">Private v</text:span>oid changerMdp(String : nouveauMdp){</text:p>
            <text:p text:style-name="P4"><text:s text:c="8"/>mdp=nouveauMdp ;</text:p>
            <text:p text:style-name="P4">}</text:p>
          </table:table-cell>
        </table:table-row>
      </table:table>
      <text:p text:style-name="Standard"/>
      <text:p text:style-name="P14"/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0">p<text:span text:style-name="T7">rojecteur</text:span></text:p>
          </table:table-cell>
        </table:table-row>
        <table:table-row>
          <table:table-cell table:style-name="Tableau7.A1" office:value-type="string">
            <text:p text:style-name="P22"/>
          </table:table-cell>
        </table:table-row>
        <table:table-row>
          <table:table-cell table:style-name="Tableau7.A1" office:value-type="string">
            <text:p text:style-name="P24">Void Projeter(){</text:p>
            <text:p text:style-name="P25">} ;</text:p>
          </table:table-cell>
        </table:table-row>
      </table:table>
      <text:p text:style-name="P1"/>
      <text:p text:style-name="P1"/>
      <text:p text:style-name="P15"/>
      <text:p text:style-name="Standard"/>
      <text:p text:style-name="Standard"/>
      <text:p text:style-name="P1"/>
      <text:p text:style-name="P1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Ordinateur</text:p>
          </table:table-cell>
        </table:table-row>
        <table:table-row>
          <table:table-cell table:style-name="Tableau4.A2" office:value-type="string">
            <text:p text:style-name="P18"><text:span text:style-name="T5">utilisateur : user ;</text:span></text:p>
            <text:p text:style-name="P17">imprimante : imp1 ;</text:p>
            <text:p text:style-name="P17">routeur :rout ;</text:p>
            <text:p text:style-name="P23">projecteur : proj ;</text:p>
          </table:table-cell>
        </table:table-row>
        <table:table-row table:style-name="Tableau4.3">
          <table:table-cell table:style-name="Tableau4.A3" office:value-type="string">
            <text:p text:style-name="P6">Void changerLogin(String : nouveauLogin){</text:p>
            <text:p text:style-name="P6"><text:s text:c="8"/>nom=nouveauLogin ;</text:p>
            <text:p text:style-name="P6">}</text:p>
            <text:p text:style-name="P6"/>
            <text:p text:style-name="P6">Void changerMdp(String : nouveauMdp){</text:p>
            <text:p text:style-name="P6"><text:s text:c="8"/>mdp=nouveauMdp ;</text:p>
            <text:p text:style-name="P6">}</text:p>
          </table:table-cell>
        </table:table-row>
      </table:table>
      <text:p text:style-name="P2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2">Personne</text:p>
          </table:table-cell>
        </table:table-row>
        <table:table-row>
          <table:table-cell table:style-name="Tableau6.A2" office:value-type="string">
            <text:p text:style-name="P22">String : nom, prénom, mail, telephone</text:p>
            <text:p text:style-name="P22">int: age</text:p>
            <text:p text:style-name="P22"/>
          </table:table-cell>
        </table:table-row>
        <table:table-row>
          <table:table-cell table:style-name="Tableau6.A2" office:value-type="string">
            <text:p text:style-name="Table_20_Contents"/>
          </table:table-cell>
        </table:table-row>
      </table:table>
      <text:p text:style-name="P1"/>
      <text:p text:style-name="P15"/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A<text:span text:style-name="T6">ppareils électronique</text:span></text:p>
          </table:table-cell>
        </table:table-row>
        <table:table-row>
          <table:table-cell table:style-name="Tableau5.A2" office:value-type="string">
            <text:p text:style-name="P21">String nom, modèle, marque, adresseIP ;</text:p>
            <text:p text:style-name="P21">int batterie ;</text:p>
            <text:p text:style-name="P21"/>
          </table:table-cell>
        </table:table-row>
        <table:table-row>
          <table:table-cell table:style-name="Tableau5.A2" office:value-type="string">
            <text:p text:style-name="Table_20_Contents"/>
          </table:table-cell>
        </table:table-row>
      </table:table>
      <text:p text:style-name="P1"/>
      <text:p text:style-name="P1"/>
      <text:p text:style-name="P1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Imprimante</text:p>
          </table:table-cell>
        </table:table-row>
        <table:table-row>
          <table:table-cell table:style-name="Tableau3.A2" office:value-type="string">
            <text:p text:style-name="P17">Float : niv_noir, niv_couleur ;</text:p>
            <text:p text:style-name="P9">//<text:span text:style-name="T4">elle sait faire resto/verso + couleur + A4 ou A5</text:span></text:p>
          </table:table-cell>
        </table:table-row>
        <table:table-row table:style-name="Tableau3.3">
          <table:table-cell table:style-name="Tableau3.A3" office:value-type="string">
            <text:p text:style-name="P7"><text:span text:style-name="T1">Void changer</text:span><text:span text:style-name="T2">Nom</text:span><text:span text:style-name="T1">(String : nouveau</text:span><text:span text:style-name="T2">Nom</text:span><text:span text:style-name="T1">){</text:span></text:p>
            <text:p text:style-name="P5"><text:s text:c="8"/>nom=nouveau<text:span text:style-name="T2">Nom</text:span> ;</text:p>
            <text:p text:style-name="P5">}</text:p>
            <text:p text:style-name="P5"/>
            <text:p text:style-name="P5">Void <text:span text:style-name="T3">Imprimer(int pages, int exemplaires, String orientation, </text:span><text:span text:style-name="T4">String papier, </text:span><text:span text:style-name="T3">boolean couleur, boolean restoVerso</text:span><text:span text:style-name="T6">)</text:span><text:span text:style-name="T3"> </text:span><text:span text:style-name="T6">{</text:span></text:p>
            <text:p text:style-name="P5">}</text:p>
            <text:p text:style-name="P11"/>
          </table:table-cell>
        </table:table-row>
      </table:table>
      <text:p text:style-name="P1"/>
      <text:p text:style-name="P15"/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r<text:span text:style-name="T5">outeur</text:span></text:p>
          </table:table-cell>
        </table:table-row>
        <table:table-row>
          <table:table-cell table:style-name="Tableau2.A2" office:value-type="string">
            <text:p text:style-name="P5">String : <text:s/>mdp,</text:p>
          </table:table-cell>
        </table:table-row>
        <table:table-row table:style-name="Tableau2.3">
          <table:table-cell table:style-name="Tableau2.A3" office:value-type="string">
            <text:p text:style-name="P7"><text:span text:style-name="T1">Void changer</text:span><text:span text:style-name="T3">Nom</text:span><text:span text:style-name="T1">(String : nouveau</text:span><text:span text:style-name="T3">Nom</text:span><text:span text:style-name="T1">){</text:span></text:p>
            <text:p text:style-name="P5"><text:s text:c="8"/>nom=nouveau<text:span text:style-name="T3">Nom</text:span>;</text:p>
            <text:p text:style-name="P5">}</text:p>
            <text:p text:style-name="P5"/>
            <text:p text:style-name="P5"><text:span text:style-name="T3">private v</text:span>oid changerMdp(String : nouveauMdp){</text:p>
            <text:p text:style-name="P5"><text:s text:c="8"/>mdp=nouveauMdp ;</text:p>
            <text:p text:style-name="P5">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30:55.135038176</meta:creation-date>
    <dc:date>2021-02-18T19:57:30.119483481</dc:date>
    <meta:editing-duration>PT25M33S</meta:editing-duration>
    <meta:editing-cycles>5</meta:editing-cycles>
    <meta:generator>LibreOffice/6.4.6.2$Linux_X86_64 LibreOffice_project/40$Build-2</meta:generator>
    <meta:document-statistic meta:table-count="7" meta:image-count="0" meta:object-count="0" meta:page-count="7" meta:paragraph-count="44" meta:word-count="132" meta:character-count="963" meta:non-whitespace-character-count="818"/>
  </office:meta>
</office:document-meta>
</file>